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table:style-name="ce14"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table:style-name="ce14"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table:style-name="ce14"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table:style-name="ce14"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table:style-name="ce14"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table:style-name="ce14"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table:style-name="ce14"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table:style-name="ce14"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table:style-name="ce14" office:value-type="date" office:date-value="2015-08-14" calcext:value-type="date">
            <text:p>14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 style:data-style-name="N2" text:time-value="18:25:49.7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14T18:27:01.606000000</dc:date>
    <meta:editing-duration>P1DT13M33S</meta:editing-duration>
    <meta:editing-cycles>40</meta:editing-cycles>
    <meta:generator>LibreOffice/5.0.0.5$Windows_X86_64 LibreOffice_project/1b1a90865e348b492231e1c451437d7a15bb262b</meta:generator>
    <meta:document-statistic meta:table-count="1" meta:cell-count="77" meta:object-count="0"/>
  </office:meta>
</office:document-meta>
</file>